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r</text:span> <text:span text:style-name="T2">birthyear</text:span> = <text:span text:style-name="T3">'1998'</text:span>;</text:p>
      <text:p text:style-name="P1"><text:span text:style-name="T1">var</text:span> <text:span text:style-name="T2">futureyear</text:span> = <text:span text:style-name="T3">'2022'</text:span>;</text:p>
      <text:p text:style-name="P1"><text:span text:style-name="T1">var</text:span> <text:span text:style-name="T2">age</text:span> = <text:span text:style-name="T2">futureyear</text:span> - <text:span text:style-name="T2">birthyear</text:span>;</text:p>
      <text:p text:style-name="P1"><text:span text:style-name="T2">console</text:span>.<text:span text:style-name="T4">log</text:span>( <text:span text:style-name="T3">'i will either be '</text:span> + <text:span text:style-name="T2">age</text:span> + <text:span text:style-name="T3">' or '</text:span> + (<text:span text:style-name="T2">age</text:span> - <text:span text:style-name="T5">1</text:span>)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05:36.258392905</meta:creation-date>
    <dc:date>2020-03-27T13:06:16.925064918</dc:date>
    <meta:editing-duration>PT41S</meta:editing-duration>
    <meta:editing-cycles>1</meta:editing-cycles>
    <meta:document-statistic meta:table-count="0" meta:image-count="0" meta:object-count="0" meta:page-count="1" meta:paragraph-count="4" meta:word-count="30" meta:character-count="141" meta:non-whitespace-character-count="115"/>
    <meta:generator>LibreOffice/6.0.7.3$Linux_X86_64 LibreOffice_project/00m0$Build-3</meta:generator>
  </office:meta>
</office:document-meta>
</file>